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The Symptoms of Kali-yuga</text:p>
      <text:p text:style-name="P1"/>
      <text:p text:style-name="P1">This chapter relates that, when the bad qualities of the Age of Kali will increase to an intolerable level, the Supreme Personality of Godhead will descend as Kalki to destroy those who are fixed in irreligion. After that, a new Satya-yuga will begin.</text:p>
      <text:p text:style-name="P1"/>
      <text:p text:style-name="P1">As the Age of Kali progresses, all good qualities of men diminish and all impure qualities increase. Atheistic systems of so-called religion become predominant, replacing the codes of Vedic law. The kings become just like highway bandits, the people in general become dedicated to low occupations, and all the social classes become just like śūdras. All cows become like goats, all spiritual hermitages become like materialistic homes, and family ties extend no further than the immediate relationship of marriage.</text:p>
      <text:p text:style-name="P1"/>
      <text:p text:style-name="P1">When the Age of Kali has almost ended, the Supreme Personality of Godhead will incarnate. He will appear in the village Śambhala, in the home of the exalted brāhmaṇa Viṣṇuyaśā, and will take the name Kalki. He will mount His horse Devadatta and, taking His sword in hand, will roam about the earth killing millions of bandits in the guise of kings. Then the signs of the next Satya-yuga will begin to appear. When the moon, sun and the planet Bṛhaspati enter simultaneously into one constellation and conjoin in the lunar mansion Puṣyā, Satya-yuga will begin. In the order of Satya, Tretā, Dvāpara and Kali, the cycle of four ages rotates in the society of living entities in this universe.</text:p>
      <text:p text:style-name="P1"/>
      <text:p text:style-name="P1">The chapter ends with a brief description of the future dynasties of the sun and moon coming from Vaivasvata Manu in the next Satya-yuga. Even now two saintly kṣatriyas are living who at the end of this Kali-yuga will reinitiate the pious dynasties of the sun-god, Vivasvān, and the moon-god, Candra. One of these kings is Devāpi, a brother of Mahārāja Śantanu, and the other is Maru, a descendant of Ikṣvāku. They are biding their time incognito in a village named Kalāpa.</text:p>
      <text:p text:style-name="P1"/>
      <text:p text:style-name="P1">Text 1:</text:p>
      <text:p text:style-name="P1"><text:s text:c="4"/>Śukadeva Gosvāmī said: Then, O King, religion, truthfulness, cleanliness, tolerance, mercy, duration of life, physical strength and <text:soft-page-break/>memory will all diminish day by day because of the powerful influence of the Age of Kali.</text:p>
      <text:p text:style-name="P1"/>
      <text:p text:style-name="P1">Text 2:</text:p>
      <text:p text:style-name="P1"><text:s text:c="4"/>In Kali-yuga, wealth alone will be considered the sign of a man’s good birth, proper behavior and fine qualities. And law and justice will be applied only on the basis of one’s power.</text:p>
      <text:p text:style-name="P1"/>
      <text:p text:style-name="P1">Text 3:</text:p>
      <text:p text:style-name="P1"><text:s text:c="4"/>Men and women will live together merely because of superficial attraction, and success in business will depend on deceit. Womanliness and manliness will be judged according to one’s expertise in sex, and a man will be known as a brāhmaṇa just by his wearing a thread.</text:p>
      <text:p text:style-name="P1"/>
      <text:p text:style-name="P1">Text 4:</text:p>
      <text:p text:style-name="P1"><text:s text:c="4"/>A person’s spiritual position will be ascertained merely according to external symbols, and on that same basis people will change from one spiritual order to the next. A person’s propriety will be seriously questioned if he does not earn a good living. And one who is very clever at juggling words will be considered a learned scholar.</text:p>
      <text:p text:style-name="P1"/>
      <text:p text:style-name="P1">Text 5:</text:p>
      <text:p text:style-name="P1"><text:s text:c="4"/>A person will be judged unholy if he does not have money, and hypocrisy will be accepted as virtue. Marriage will be arranged simply by verbal agreement, and a person will think he is fit to appear in public if he has merely taken a bath.</text:p>
      <text:p text:style-name="P1"/>
      <text:p text:style-name="P1">Text 6:</text:p>
      <text:p text:style-name="P1"><text:s text:c="4"/>A sacred place will be taken to consist of no more than a reservoir of water located at a distance, and beauty will be thought to depend on one’s hairstyle. Filling the belly will become the goal of life, and one who is audacious will be accepted as truthful. He who can maintain a family will be regarded as an expert man, and the principles of religion will be observed only for the sake of reputation.</text:p>
      <text:p text:style-name="P1"/>
      <text:p text:style-name="P1">Text 7:</text:p>
      <text:p text:style-name="P1"><text:s text:c="4"/>As the earth thus becomes crowded with a corrupt population, whoever among any of the social classes shows himself to be the strongest will gain political power.</text:p>
      <text:p text:style-name="P1"><text:soft-page-break/></text:p>
      <text:p text:style-name="P1">Text 8:</text:p>
      <text:p text:style-name="P1"><text:s text:c="4"/>Losing their wives and properties to such avaricious and merciless rulers, who will behave no better than ordinary thieves, the citizens will flee to the mountains and forests.</text:p>
      <text:p text:style-name="P1"/>
      <text:p text:style-name="P1">Text 9:</text:p>
      <text:p text:style-name="P1"><text:s text:c="4"/>Harassed by famine and excessive taxes, people will resort to eating leaves, roots, flesh, wild honey, fruits, flowers and seeds. Struck by drought, they will become completely ruined.</text:p>
      <text:p text:style-name="P1"/>
      <text:p text:style-name="P1">Text 10:</text:p>
      <text:p text:style-name="P1"><text:s text:c="4"/>The citizens will suffer greatly from cold, wind, heat, rain and snow. They will be further tormented by quarrels, hunger, thirst, disease and severe anxiety.</text:p>
      <text:p text:style-name="P1"/>
      <text:p text:style-name="P1">Text 11:</text:p>
      <text:p text:style-name="P1"><text:s text:c="4"/>The maximum duration of life for human beings in Kali-yuga will become fifty years.</text:p>
      <text:p text:style-name="P1"/>
      <text:p text:style-name="P1">Texts 12-16:</text:p>
      <text:p text:style-name="P1"><text:s text:c="4"/>By the time the Age of Kali ends, the bodies of all creatures will be greatly reduced in size, and the religious principles of followers of varṇāśrama will be ruined. The path of the Vedas will be completely forgotten in human society, and so-called religion will be mostly atheistic. The kings will mostly be thieves, the occupations of men will be stealing, lying and needless violence, and all the social classes will be reduced to the lowest level of śūdras. Cows will be like goats, spiritual hermitages will be no different from mundane houses, and family ties will extend no further than the immediate bonds of marriage. Most plants and herbs will be tiny, and all trees will appear like dwarf śamī trees. Clouds will be full of lightning, homes will be devoid of piety, and all human beings will have become like asses. At that time, the Supreme Personality of Godhead will appear on the earth. Acting with the power of pure spiritual goodness, He will rescue eternal religion.</text:p>
      <text:p text:style-name="P1"/>
      <text:p text:style-name="P1">Text 17:</text:p>
      <text:p text:style-name="P1"><text:s text:c="4"/>Lord Viṣṇu — the Supreme Personality of Godhead, the spiritual master of all moving and nonmoving living beings, and the Supreme Soul of all <text:soft-page-break/>— takes birth to protect the principles of religion and to relieve His saintly devotees from the reactions of material work.</text:p>
      <text:p text:style-name="P1"/>
      <text:p text:style-name="P1">Text 18:</text:p>
      <text:p text:style-name="P1"><text:s text:c="4"/>Lord Kalki will appear in the home of the most eminent brāhmaṇa of Śambhala village, the great soul Viṣṇuyaśā.</text:p>
      <text:p text:style-name="P1"/>
      <text:p text:style-name="P1">Texts 19-20:</text:p>
      <text:p text:style-name="P1"><text:s text:c="4"/>Lord Kalki, the Lord of the universe, will mount His swift horse Devadatta and, sword in hand, travel over the earth exhibiting His eight mystic opulences and eight special qualities of Godhead. Displaying His unequaled effulgence and riding with great speed, He will kill by the millions those thieves who have dared dress as kings.</text:p>
      <text:p text:style-name="P1"/>
      <text:p text:style-name="P1">Text 21:</text:p>
      <text:p text:style-name="P1"><text:s text:c="4"/>After all the impostor kings have been killed, the residents of the cities and towns will feel the breezes carrying the most sacred fragrance of the sandalwood paste and other decorations of Lord Vāsudeva, and their minds will thereby become transcendentally pure.</text:p>
      <text:p text:style-name="P1"/>
      <text:p text:style-name="P1">Text 22:</text:p>
      <text:p text:style-name="P1"><text:s text:c="4"/>When Lord Vāsudeva, the Supreme Personality of Godhead, appears in their hearts in His transcendental form of goodness, the remaining citizens will abundantly repopulate the earth.</text:p>
      <text:p text:style-name="P1"/>
      <text:p text:style-name="P1">Text 23:</text:p>
      <text:p text:style-name="P1"><text:s text:c="4"/>When the Supreme Lord has appeared on earth as Kalki, the maintainer of religion, Satya-yuga will begin, and human society will bring forth progeny in the mode of goodness.</text:p>
      <text:p text:style-name="P1"/>
      <text:p text:style-name="P1">Text 24:</text:p>
      <text:p text:style-name="P1"><text:s text:c="4"/>When the moon, the sun and Bṛhaspatī are together in the constellation Karkaṭa, and all three enter simultaneously into the lunar mansion Puṣyā — at that exact moment the age of Satya, or Kṛta, will begin.</text:p>
      <text:p text:style-name="P1"/>
      <text:p text:style-name="P1">Text 25:</text:p>
      <text:p text:style-name="P1"><text:s text:c="4"/>Thus I have described all the kings — past, present and future — who belong to the dynasties of the sun and the moon.</text:p>
      <text:p text:style-name="P1"/>
      <text:p text:style-name="P1"><text:soft-page-break/>Text 26:</text:p>
      <text:p text:style-name="P1"><text:s text:c="4"/>From your birth up to the coronation of King Nanda, 1,150 years will pass.</text:p>
      <text:p text:style-name="P1"/>
      <text:p text:style-name="P1">Texts 27-28:</text:p>
      <text:p text:style-name="P1"><text:s text:c="4"/>Of the seven stars forming the constellation of the seven sages, Pulaha and Kratu are the first to rise in the night sky. If a line running north and south were drawn through their midpoint, whichever of the lunar mansions this line passes through is said to be the ruling asterism of the constellation for that time. The Seven Sages will remain connected with that particular lunar mansion for one hundred human years. Currently, during your lifetime, they are situated in the nakṣatra called Maghā.</text:p>
      <text:p text:style-name="P1"/>
      <text:p text:style-name="P1">Text 29:</text:p>
      <text:p text:style-name="P1"><text:s text:c="4"/>The Supreme Lord, Viṣṇu, is brilliant like the sun and is known as Kṛṣṇa. When He returned to the spiritual sky, Kali entered this world, and people then began to take pleasure in sinful activities.</text:p>
      <text:p text:style-name="P1"/>
      <text:p text:style-name="P1">Text 30:</text:p>
      <text:p text:style-name="P1"><text:s text:c="4"/>As long as Lord Śrī Kṛṣṇa, the husband of the goddess of fortune, touched the earth with His lotus feet, Kali was powerless to subdue this planet.</text:p>
      <text:p text:style-name="P1"/>
      <text:p text:style-name="P1">Text 31:</text:p>
      <text:p text:style-name="P1"><text:s text:c="4"/>When the constellation of the seven sages is passing through the lunar mansion Maghā, the Age of Kali begins. It comprises twelve hundred years of the demigods.</text:p>
      <text:p text:style-name="P1"/>
      <text:p text:style-name="P1">Text 32:</text:p>
      <text:p text:style-name="P1"><text:s text:c="4"/>When the great sages of the Saptarṣi constellation pass from Maghā to Pūrvāsāḍhā, Kali will have his full strength, beginning from King Nanda and his dynasty.</text:p>
      <text:p text:style-name="P1"/>
      <text:p text:style-name="P1">Text 33:</text:p>
      <text:p text:style-name="P1"><text:s text:c="4"/>Those who scientifically understand the past declare that on the very day that Lord Śrī Kṛṣṇa departed for the spiritual world, the influence of the Age of Kali began.</text:p>
      <text:p text:style-name="P1"/>
      <text:p text:style-name="P1">Text 34:</text:p>
      <text:p text:style-name="P1"><text:soft-page-break/><text:s text:c="4"/>After the one thousand celestial years of Kali-yuga, the Satya-yuga will manifest again. At that time the minds of all men will become self-effulgent.</text:p>
      <text:p text:style-name="P1"/>
      <text:p text:style-name="P1">Text 35:</text:p>
      <text:p text:style-name="P1"><text:s text:c="4"/>Thus I have described the royal dynasty of Manu, as it is known on this earth. One can similarly study the history of the vaiśyas, śūdras and brāhmaṇas living in the various ages.</text:p>
      <text:p text:style-name="P1"/>
      <text:p text:style-name="P1">Text 36:</text:p>
      <text:p text:style-name="P1"><text:s text:c="4"/>These personalities, who were great souls, are now known only by their names. They exist only in accounts from the past, and only their fame remains on the earth.</text:p>
      <text:p text:style-name="P1"/>
      <text:p text:style-name="P1">Text 37:</text:p>
      <text:p text:style-name="P1"><text:s text:c="4"/>Devāpi, the brother of Mahārāja Śāntanu, and Maru, the descendant of Ikṣvāku, both possess great mystic strength and are living even now in the village of Kalāpa.</text:p>
      <text:p text:style-name="P1"/>
      <text:p text:style-name="P1">Text 38:</text:p>
      <text:p text:style-name="P1"><text:s text:c="4"/>At the end of the Age of Kali, these two kings, having received instruction directly from the Supreme Personality of Godhead, Vāsudeva, will return to human society and reestablish the eternal religion of man, characterized by the divisions of varṇa and āśrama, just as it was before.</text:p>
      <text:p text:style-name="P1"/>
      <text:p text:style-name="P1">Text 39:</text:p>
      <text:p text:style-name="P1"><text:s text:c="4"/>The cycle of four ages — Satya, Tretā, Dvāpara and Kali — continues perpetually among living beings on this earth, repeating the same general sequence of events.</text:p>
      <text:p text:style-name="P1"/>
      <text:p text:style-name="P1">Text 40:</text:p>
      <text:p text:style-name="P1"><text:s text:c="4"/>My dear King Parīkṣit, all these kings I have described, as well as all other human beings, come to this earth and stake their claims, but ultimately they all must give up this world and meet their destruction.</text:p>
      <text:p text:style-name="P1"/>
      <text:p text:style-name="P1">Text 41:</text:p>
      <text:p text:style-name="P1"><text:s text:c="4"/>Even though a person’s body may now have the designation “king,” in the end its name will be “worms,” “stool” or “ashes.” What can a person <text:soft-page-break/>who injures other living beings for the sake of his body know about his own self-interest, since his activities are simply leading him to hell?</text:p>
      <text:p text:style-name="P1"/>
      <text:p text:style-name="P1">Text 42:</text:p>
      <text:p text:style-name="P1"><text:s text:c="4"/>[The materialistic king thinks:] “This unbounded earth was held by my predecessors and is now under my sovereignty. How can I arrange for it to remain in the hands of my sons, grandsons and other descendants?”</text:p>
      <text:p text:style-name="P1"/>
      <text:p text:style-name="P1">Text 43:</text:p>
      <text:p text:style-name="P1"><text:s text:c="4"/>Although the foolish accept the body made of earth, water and fire as “me” and this earth as “mine,” in every case they have ultimately abandoned both their body and the earth and passed away into oblivion.</text:p>
      <text:p text:style-name="P1"/>
      <text:p text:style-name="P1">Text 44:</text:p>
      <text:p text:style-name="P1"><text:s text:c="4"/>My dear King Parīkṣit, all these kings who tried to enjoy the earth by their strength were reduced by the force of time to nothing more than historical account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5:50.699000000</dc:date>
    <meta:editing-duration>PT26S</meta:editing-duration>
    <meta:editing-cycles>1</meta:editing-cycles>
    <meta:document-statistic meta:table-count="0" meta:image-count="0" meta:object-count="0" meta:page-count="7" meta:paragraph-count="82" meta:word-count="1880" meta:character-count="11034" meta:non-whitespace-character-count="9077"/>
  </office:meta>
</office:document-meta>
</file>